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 unitaires </text:p>
      <text:p text:style-name="Standard"/>
      <text:p text:style-name="Standard"/>
      <text:p text:style-name="Standard">Par rapport au schéma du td → peut pas tester personne car abstraite mais dans l'implémentation classe personneImp donc on doit tester personneImp car user et modo héritent de personne.</text:p>
      <text:p text:style-name="Standard">Sur les classes qui ont le moins de dépendance → moderator</text:p>
      <text:p text:style-name="Standard">1)Classe personneImpl</text:p>
      <text:list xml:id="list40427924" text:style-name="L1">
        <text:list-header>
          <text:p text:style-name="P1">→ test des getters : Ok</text:p>
        </text:list-header>
      </text:list>
      <text:p text:style-name="Standard">2)Classe moderatorImpl :</text:p>
      <text:p text:style-name="Standard"><text:tab/>→ Test des getters : Ok</text:p>
      <text:p text:style-name="Standard">3)Classe userImpl : </text:p>
      <text:p text:style-name="Standard"><text:tab/>→ test des getters identiques à moderator car pas de dépendances avec d'autres classes</text:p>
      <text:p text:style-name="Standard"/>
      <text:p text:style-name="Standard"/>
      <text:p text:style-name="Standard"/>
      <text:p text:style-name="Standard">Plan d'intégration </text:p>
      <text:p text:style-name="Standard"/>
      <text:p text:style-name="Standard">On commence par modérateur. </text:p>
      <text:p text:style-name="Standard">Pourquoi ? Parce que c'est celle qui aura moins de dépendance vis à vis des autres classes </text:p>
      <text:p text:style-name="Standard"/>
      <text:p text:style-name="Standard">On peut ensuite tester BulletinBoard car il utilise des objets Moderateur que l'on a testé et fait référence aux objets messageImpl sans effectuer quelconques méthodes dessus.</text:p>
      <text:p text:style-name="Standard"/>
      <text:p text:style-name="Standard">On peut ensuite tester messageImpl qui utilise BillBoard et Person → (peut etre voir comment faire avec le bid et auction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lorian Hervouet</meta:initial-creator>
    <meta:creation-date>2012-09-26T15:33:00</meta:creation-date>
    <dc:date>2012-09-26T22:51:28.20</dc:date>
    <meta:editing-duration>PT05H06M23S</meta:editing-duration>
    <meta:editing-cycles>12</meta:editing-cycles>
    <meta:generator>OpenOffice.org/3.2$Win32 OpenOffice.org_project/320m18$Build-9502</meta:generator>
    <meta:document-statistic meta:table-count="0" meta:image-count="0" meta:object-count="0" meta:page-count="1" meta:paragraph-count="14" meta:word-count="147" meta:character-count="892"/>
  </office:meta>
</office:document-meta>
</file>